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ist" style:family="table">
      <style:table-properties style:width="59.99mm" table:align="margins"/>
    </style:style>
    <style:style style:name="List.A" style:family="table-column">
      <style:table-column-properties style:column-width="29.99mm" style:rel-column-width="32767*"/>
    </style:style>
    <style:style style:name="List.B" style:family="table-column">
      <style:table-column-properties style:column-width="30mm" style:rel-column-width="32768*"/>
    </style:style>
    <style:style style:name="List.A1" style:family="table-cell">
      <style:table-cell-properties fo:padding="0.97mm" fo:border-left="0.05pt solid #000000" fo:border-right="none" fo:border-top="0.05pt solid #000000" fo:border-bottom="0.05pt solid #000000"/>
    </style:style>
    <style:style style:name="List.B1" style:family="table-cell">
      <style:table-cell-properties fo:padding="0.97mm" fo:border="0.05pt solid #000000"/>
    </style:style>
    <style:style style:name="List.A2" style:family="table-cell">
      <style:table-cell-properties fo:padding="0.97mm" fo:border-left="0.05pt solid #000000" fo:border-right="none" fo:border-top="none" fo:border-bottom="0.05pt solid #000000"/>
    </style:style>
    <style:style style:name="List.B2" style:family="table-cell">
      <style:table-cell-properties fo:padding="0.97mm" fo:border-left="0.05pt solid #000000" fo:border-right="0.05pt solid #000000" fo:border-top="none" fo:border-bottom="0.05pt solid #000000"/>
    </style:style>
    <style:style style:name="Payment" style:family="table">
      <style:table-properties style:width="59.99mm" table:align="margins"/>
    </style:style>
    <style:style style:name="Payment.A" style:family="table-column">
      <style:table-column-properties style:column-width="29.99mm" style:rel-column-width="32767*"/>
    </style:style>
    <style:style style:name="Payment.B" style:family="table-column">
      <style:table-column-properties style:column-width="30mm" style:rel-column-width="32768*"/>
    </style:style>
    <style:style style:name="Payment.A1" style:family="table-cell">
      <style:table-cell-properties fo:padding="0.97mm" fo:border-left="0.05pt solid #000000" fo:border-right="none" fo:border-top="0.05pt solid #000000" fo:border-bottom="0.05pt solid #000000"/>
    </style:style>
    <style:style style:name="Payment.B1" style:family="table-cell">
      <style:table-cell-properties fo:padding="0.97mm" fo:border="0.05pt solid #000000"/>
    </style:style>
    <style:style style:name="Payment.A2" style:family="table-cell">
      <style:table-cell-properties fo:padding="0.97mm" fo:border-left="0.05pt solid #000000" fo:border-right="none" fo:border-top="none" fo:border-bottom="0.05pt solid #000000"/>
    </style:style>
    <style:style style:name="Payment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rsid="0020ef7f" officeooo:paragraph-rsid="001883ec" style:font-size-asian="10pt" style:font-size-complex="10pt"/>
    </style:style>
    <style:style style:name="P2" style:family="paragraph" style:parent-style-name="Standard">
      <style:text-properties fo:font-size="10pt" officeooo:rsid="0030506e" officeooo:paragraph-rsid="0030506e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30506e" officeooo:paragraph-rsid="0030506e" style:font-size-asian="10pt" style:font-size-complex="10pt"/>
    </style:style>
    <style:style style:name="P5" style:family="paragraph" style:parent-style-name="Standard">
      <style:paragraph-properties fo:padding="0.74mm" fo:border-left="none" fo:border-right="none" fo:border-top="none" fo:border-bottom="0.06pt solid #000000" style:join-border="false"/>
      <style:text-properties fo:font-size="10pt" officeooo:rsid="0030506e" officeooo:paragraph-rsid="0030506e" style:font-size-asian="10pt" style:font-size-complex="10pt"/>
    </style:style>
    <style:style style:name="P6" style:family="paragraph" style:parent-style-name="Table_20_Heading">
      <style:text-properties style:font-name="Arial Black" style:text-underline-style="solid" style:text-underline-width="auto" style:text-underline-color="font-color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Payment">
        <text:p text:style-name="P5">CASHER:      BALINI</text:p>
        <table:table table:name="List" table:style-name="List">
          <table:table-column table:style-name="List.A"/>
          <table:table-column table:style-name="List.B"/>
          <table:table-header-rows>
            <table:table-row>
              <table:table-cell table:style-name="List.A1" office:value-type="string">
                <text:p text:style-name="Table_20_Heading">METHOD</text:p>
              </table:table-cell>
              <table:table-cell table:style-name="List.B1" office:value-type="string">
                <text:p text:style-name="Table_20_Heading">AMOUNT</text:p>
              </table:table-cell>
            </table:table-row>
          </table:table-header-rows>
          <table:table-row>
            <table:table-cell table:style-name="List.A2" office:value-type="string">
              <text:p text:style-name="P4">Net Cash</text:p>
            </table:table-cell>
            <table:table-cell table:style-name="List.B2" office:value-type="string">
              <text:p text:style-name="P4">0</text:p>
            </table:table-cell>
          </table:table-row>
          <table:table-row>
            <table:table-cell table:style-name="List.A2" office:value-type="string">
              <text:p text:style-name="P4">Net Credit</text:p>
            </table:table-cell>
            <table:table-cell table:style-name="List.B2" office:value-type="string">
              <text:p text:style-name="P4">4.40</text:p>
            </table:table-cell>
          </table:table-row>
        </table:table>
        <text:p text:style-name="P2"/>
        <text:p text:style-name="P2"/>
        <text:p text:style-name="P2"/>
      </text:section>
      <text:section text:style-name="Sect1" text:name="Payment">
        <text:p text:style-name="P5">CASHER:      FLORA</text:p>
        <table:table table:name="List" table:style-name="List">
          <table:table-column table:style-name="List.A"/>
          <table:table-column table:style-name="List.B"/>
          <table:table-header-rows>
            <table:table-row>
              <table:table-cell table:style-name="List.A1" office:value-type="string">
                <text:p text:style-name="Table_20_Heading">METHOD</text:p>
              </table:table-cell>
              <table:table-cell table:style-name="List.B1" office:value-type="string">
                <text:p text:style-name="Table_20_Heading">AMOUNT</text:p>
              </table:table-cell>
            </table:table-row>
          </table:table-header-rows>
          <table:table-row>
            <table:table-cell table:style-name="List.A2" office:value-type="string">
              <text:p text:style-name="P4">Sales Cash</text:p>
            </table:table-cell>
            <table:table-cell table:style-name="List.B2" office:value-type="string">
              <text:p text:style-name="P4">1,867.56</text:p>
            </table:table-cell>
          </table:table-row>
          <table:table-row>
            <table:table-cell table:style-name="List.A2" office:value-type="string">
              <text:p text:style-name="P4">Pay Out</text:p>
            </table:table-cell>
            <table:table-cell table:style-name="List.B2" office:value-type="string">
              <text:p text:style-name="P4">-488.02</text:p>
            </table:table-cell>
          </table:table-row>
          <table:table-row>
            <table:table-cell table:style-name="List.A2" office:value-type="string">
              <text:p text:style-name="P4"/>
            </table:table-cell>
            <table:table-cell table:style-name="List.B2" office:value-type="string">
              <text:p text:style-name="P4">--------</text:p>
            </table:table-cell>
          </table:table-row>
          <table:table-row>
            <table:table-cell table:style-name="List.A2" office:value-type="string">
              <text:p text:style-name="P4">Net Cash</text:p>
            </table:table-cell>
            <table:table-cell table:style-name="List.B2" office:value-type="string">
              <text:p text:style-name="P4">1,379.54</text:p>
            </table:table-cell>
          </table:table-row>
          <table:table-row>
            <table:table-cell table:style-name="List.A2" office:value-type="string">
              <text:p text:style-name="P4">Net Debit</text:p>
            </table:table-cell>
            <table:table-cell table:style-name="List.B2" office:value-type="string">
              <text:p text:style-name="P4">666.76</text:p>
            </table:table-cell>
          </table:table-row>
          <table:table-row>
            <table:table-cell table:style-name="List.A2" office:value-type="string">
              <text:p text:style-name="P4">Net Credit</text:p>
            </table:table-cell>
            <table:table-cell table:style-name="List.B2" office:value-type="string">
              <text:p text:style-name="P4">241.18</text:p>
            </table:table-cell>
          </table:table-row>
        </table:table>
        <text:p text:style-name="P2"/>
        <text:p text:style-name="P2"/>
        <text:p text:style-name="P2"/>
      </text:section>
      <text:section text:style-name="Sect1" text:name="Payment">
        <text:p text:style-name="P5">CASHER:      LOTTO</text:p>
        <table:table table:name="List" table:style-name="List">
          <table:table-column table:style-name="List.A"/>
          <table:table-column table:style-name="List.B"/>
          <table:table-header-rows>
            <table:table-row>
              <table:table-cell table:style-name="List.A1" office:value-type="string">
                <text:p text:style-name="Table_20_Heading">METHOD</text:p>
              </table:table-cell>
              <table:table-cell table:style-name="List.B1" office:value-type="string">
                <text:p text:style-name="Table_20_Heading">AMOUNT</text:p>
              </table:table-cell>
            </table:table-row>
          </table:table-header-rows>
          <table:table-row>
            <table:table-cell table:style-name="List.A2" office:value-type="string">
              <text:p text:style-name="P4">Net Cash</text:p>
            </table:table-cell>
            <table:table-cell table:style-name="List.B2" office:value-type="string">
              <text:p text:style-name="P4">28.45</text:p>
            </table:table-cell>
          </table:table-row>
          <table:table-row>
            <table:table-cell table:style-name="List.A2" office:value-type="string">
              <text:p text:style-name="P4">Net Debit</text:p>
            </table:table-cell>
            <table:table-cell table:style-name="List.B2" office:value-type="string">
              <text:p text:style-name="P4">4.79</text:p>
            </table:table-cell>
          </table:table-row>
        </table:table>
        <text:p text:style-name="P2"/>
        <text:p text:style-name="P2"/>
        <text:p text:style-name="P2"/>
      </text:section>
      <text:section text:style-name="Sect1" text:name="Payment">
        <text:p text:style-name="P5">CASHER:      SHERRY</text:p>
        <table:table table:name="List" table:style-name="List">
          <table:table-column table:style-name="List.A"/>
          <table:table-column table:style-name="List.B"/>
          <table:table-header-rows>
            <table:table-row>
              <table:table-cell table:style-name="List.A1" office:value-type="string">
                <text:p text:style-name="Table_20_Heading">METHOD</text:p>
              </table:table-cell>
              <table:table-cell table:style-name="List.B1" office:value-type="string">
                <text:p text:style-name="Table_20_Heading">AMOUNT</text:p>
              </table:table-cell>
            </table:table-row>
          </table:table-header-rows>
          <table:table-row>
            <table:table-cell table:style-name="List.A2" office:value-type="string">
              <text:p text:style-name="P4">Net Cash</text:p>
            </table:table-cell>
            <table:table-cell table:style-name="List.B2" office:value-type="string">
              <text:p text:style-name="P4">931.12</text:p>
            </table:table-cell>
          </table:table-row>
          <table:table-row>
            <table:table-cell table:style-name="List.A2" office:value-type="string">
              <text:p text:style-name="P4">Net Debit</text:p>
            </table:table-cell>
            <table:table-cell table:style-name="List.B2" office:value-type="string">
              <text:p text:style-name="P4">178.90</text:p>
            </table:table-cell>
          </table:table-row>
          <table:table-row>
            <table:table-cell table:style-name="List.A2" office:value-type="string">
              <text:p text:style-name="P4">Net Credit</text:p>
            </table:table-cell>
            <table:table-cell table:style-name="List.B2" office:value-type="string">
              <text:p text:style-name="P4">306.97</text:p>
            </table:table-cell>
          </table:table-row>
        </table:table>
        <text:p text:style-name="P2"/>
        <text:p text:style-name="P2"/>
        <text:p text:style-name="P2"/>
      </text:section>
      <text:section text:style-name="Sect1" text:name="Payment">
        <text:p text:style-name="P5">SUMMARY:      ALL</text:p>
        <table:table table:name="List" table:style-name="List">
          <table:table-column table:style-name="List.A"/>
          <table:table-column table:style-name="List.B"/>
          <table:table-header-rows>
            <table:table-row>
              <table:table-cell table:style-name="List.A1" office:value-type="string">
                <text:p text:style-name="Table_20_Heading">METHOD</text:p>
              </table:table-cell>
              <table:table-cell table:style-name="List.B1" office:value-type="string">
                <text:p text:style-name="Table_20_Heading">AMOUNT</text:p>
              </table:table-cell>
            </table:table-row>
          </table:table-header-rows>
          <table:table-row>
            <table:table-cell table:style-name="List.A2" office:value-type="string">
              <text:p text:style-name="P4">Sales Cash</text:p>
            </table:table-cell>
            <table:table-cell table:style-name="List.B2" office:value-type="string">
              <text:p text:style-name="P4">2,827.13</text:p>
            </table:table-cell>
          </table:table-row>
          <table:table-row>
            <table:table-cell table:style-name="List.A2" office:value-type="string">
              <text:p text:style-name="P4">Pay Out</text:p>
            </table:table-cell>
            <table:table-cell table:style-name="List.B2" office:value-type="string">
              <text:p text:style-name="P4">-488.02</text:p>
            </table:table-cell>
          </table:table-row>
          <table:table-row>
            <table:table-cell table:style-name="List.A2" office:value-type="string">
              <text:p text:style-name="P4"/>
            </table:table-cell>
            <table:table-cell table:style-name="List.B2" office:value-type="string">
              <text:p text:style-name="P4">--------</text:p>
            </table:table-cell>
          </table:table-row>
          <table:table-row>
            <table:table-cell table:style-name="List.A2" office:value-type="string">
              <text:p text:style-name="P4">Net Cash</text:p>
            </table:table-cell>
            <table:table-cell table:style-name="List.B2" office:value-type="string">
              <text:p text:style-name="P4">2,339.11</text:p>
            </table:table-cell>
          </table:table-row>
          <table:table-row>
            <table:table-cell table:style-name="List.A2" office:value-type="string">
              <text:p text:style-name="P4">Net Debit</text:p>
            </table:table-cell>
            <table:table-cell table:style-name="List.B2" office:value-type="string">
              <text:p text:style-name="P4">850.45</text:p>
            </table:table-cell>
          </table:table-row>
          <table:table-row>
            <table:table-cell table:style-name="List.A2" office:value-type="string">
              <text:p text:style-name="P4">Net Credit</text:p>
            </table:table-cell>
            <table:table-cell table:style-name="List.B2" office:value-type="string">
              <text:p text:style-name="P4">552.55</text:p>
            </table:table-cell>
          </table:table-row>
        </table:table>
        <text:p text:style-name="P2"/>
        <text:p text:style-name="P2"/>
        <text:p text:style-name="P2"/>
      </text:section>
      <text:p text:style-name="P1"/>
      <table:table table:name="Payment" table:style-name="Payment">
        <table:table-column table:style-name="Payment.A"/>
        <table:table-column table:style-name="Payment.B"/>
        <table:table-header-rows>
          <table:table-row>
            <table:table-cell table:style-name="Payment.A1" office:value-type="string">
              <text:p text:style-name="P6">EMP</text:p>
            </table:table-cell>
            <table:table-cell table:style-name="Payment.B1" office:value-type="string">
              <text:p text:style-name="Table_20_Heading">LIST</text:p>
            </table:table-cell>
          </table:table-row>
        </table:table-header-rows>
        <table:table-row>
          <table:table-cell table:style-name="Payment.A2" office:value-type="string">
            <text:p text:style-name="P4">CASHER:      BALINI</text:p>
          </table:table-cell>
          <table:table-cell table:style-name="Payment.B2" office:value-type="string">
            <text:section text:style-name="Sect1" text:name="List">
              <text:p text:style-name="P4">Net Cash</text:p>
              <text:p text:style-name="P4">0</text:p>
            </text:section>
            <text:section text:style-name="Sect1" text:name="List">
              <text:p text:style-name="P4">Net Credit</text:p>
              <text:p text:style-name="P4">4.40</text:p>
            </text:section>
            <text:p text:style-name="P3"/>
          </table:table-cell>
        </table:table-row>
        <table:table-row>
          <table:table-cell table:style-name="Payment.A2" office:value-type="string">
            <text:p text:style-name="P4">CASHER:      FLORA</text:p>
          </table:table-cell>
          <table:table-cell table:style-name="Payment.B2" office:value-type="string">
            <text:section text:style-name="Sect1" text:name="List">
              <text:p text:style-name="P4">Sales Cash</text:p>
              <text:p text:style-name="P4">1,867.56</text:p>
            </text:section>
            <text:section text:style-name="Sect1" text:name="List">
              <text:p text:style-name="P4">Pay Out</text:p>
              <text:p text:style-name="P4">-488.02</text:p>
            </text:section>
            <text:section text:style-name="Sect1" text:name="List">
              <text:p text:style-name="P4"/>
              <text:p text:style-name="P4">--------</text:p>
            </text:section>
            <text:section text:style-name="Sect1" text:name="List">
              <text:p text:style-name="P4">Net Cash</text:p>
              <text:p text:style-name="P4">1,379.54</text:p>
            </text:section>
            <text:section text:style-name="Sect1" text:name="List">
              <text:p text:style-name="P4">Net Debit</text:p>
              <text:p text:style-name="P4">666.76</text:p>
            </text:section>
            <text:section text:style-name="Sect1" text:name="List">
              <text:p text:style-name="P4">Net Credit</text:p>
              <text:p text:style-name="P4">241.18</text:p>
            </text:section>
            <text:p text:style-name="P3"/>
          </table:table-cell>
        </table:table-row>
        <table:table-row>
          <table:table-cell table:style-name="Payment.A2" office:value-type="string">
            <text:p text:style-name="P4">CASHER:      LOTTO</text:p>
          </table:table-cell>
          <table:table-cell table:style-name="Payment.B2" office:value-type="string">
            <text:section text:style-name="Sect1" text:name="List">
              <text:p text:style-name="P4">Net Cash</text:p>
              <text:p text:style-name="P4">28.45</text:p>
            </text:section>
            <text:section text:style-name="Sect1" text:name="List">
              <text:p text:style-name="P4">Net Debit</text:p>
              <text:p text:style-name="P4">4.79</text:p>
            </text:section>
            <text:p text:style-name="P3"/>
          </table:table-cell>
        </table:table-row>
        <table:table-row>
          <table:table-cell table:style-name="Payment.A2" office:value-type="string">
            <text:p text:style-name="P4">CASHER:      SHERRY</text:p>
          </table:table-cell>
          <table:table-cell table:style-name="Payment.B2" office:value-type="string">
            <text:section text:style-name="Sect1" text:name="List">
              <text:p text:style-name="P4">Net Cash</text:p>
              <text:p text:style-name="P4">931.12</text:p>
            </text:section>
            <text:section text:style-name="Sect1" text:name="List">
              <text:p text:style-name="P4">Net Debit</text:p>
              <text:p text:style-name="P4">178.90</text:p>
            </text:section>
            <text:section text:style-name="Sect1" text:name="List">
              <text:p text:style-name="P4">Net Credit</text:p>
              <text:p text:style-name="P4">306.97</text:p>
            </text:section>
            <text:p text:style-name="P3"/>
          </table:table-cell>
        </table:table-row>
        <table:table-row>
          <table:table-cell table:style-name="Payment.A2" office:value-type="string">
            <text:p text:style-name="P4">SUMMARY:      ALL</text:p>
          </table:table-cell>
          <table:table-cell table:style-name="Payment.B2" office:value-type="string">
            <text:section text:style-name="Sect1" text:name="List">
              <text:p text:style-name="P4">Sales Cash</text:p>
              <text:p text:style-name="P4">2,827.13</text:p>
            </text:section>
            <text:section text:style-name="Sect1" text:name="List">
              <text:p text:style-name="P4">Pay Out</text:p>
              <text:p text:style-name="P4">-488.02</text:p>
            </text:section>
            <text:section text:style-name="Sect1" text:name="List">
              <text:p text:style-name="P4"/>
              <text:p text:style-name="P4">--------</text:p>
            </text:section>
            <text:section text:style-name="Sect1" text:name="List">
              <text:p text:style-name="P4">Net Cash</text:p>
              <text:p text:style-name="P4">2,339.11</text:p>
            </text:section>
            <text:section text:style-name="Sect1" text:name="List">
              <text:p text:style-name="P4">Net Debit</text:p>
              <text:p text:style-name="P4">850.45</text:p>
            </text:section>
            <text:section text:style-name="Sect1" text:name="List">
              <text:p text:style-name="P4">Net Credit</text:p>
              <text:p text:style-name="P4">552.55</text:p>
            </text:section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79.9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6T11:30:17.806000000</meta:creation-date>
    <dc:date>2014-03-04T15:48:58.861000000</dc:date>
    <meta:editing-duration>PT2M</meta:editing-duration>
    <meta:editing-cycles>34</meta:editing-cycles>
    <meta:generator>LibreOffice/4.2.1.1$Windows_x86 LibreOffice_project/d7dbbd7842e6a58b0f521599204e827654e1fb8b</meta:generator>
    <meta:document-statistic meta:table-count="2" meta:image-count="0" meta:object-count="0" meta:page-count="1" meta:paragraph-count="10" meta:word-count="10" meta:character-count="61" meta:non-whitespace-character-count="61"/>
  </office:meta>
</office:document-meta>
</file>